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C78E0269CBC1EDA1.png" manifest:media-type="image/png"/>
  <manifest:file-entry manifest:full-path="Pictures/100073ED00009698000054AB7D04B82717649E2D.svg" manifest:media-type="image/svg+xml"/>
  <manifest:file-entry manifest:full-path="Pictures/10000000000003200000025835033630EC804782.png" manifest:media-type="image/png"/>
  <manifest:file-entry manifest:full-path="Pictures/100000000000071B00000506B89307C42E677B7B.jpg" manifest:media-type="image/jpeg"/>
  <manifest:file-entry manifest:full-path="Pictures/100000000000050000000400990917C214012245.jpg" manifest:media-type="image/jpeg"/>
  <manifest:file-entry manifest:full-path="Pictures/100000000000040000000300F7102A8F4DF10CCB.jpg" manifest:media-type="image/jpeg"/>
  <manifest:file-entry manifest:full-path="Pictures/100000000000032000000258AA2ED663D89EDA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ahoma1" svg:font-family="Tahoma" style:font-pitch="variable"/>
    <style:font-face style:name="方正明體" svg:font-family="方正明體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 PL ShanHeiSun Uni" svg:font-family="'AR PL ShanHeiSun Uni'" style:font-family-generic="system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resh-morning-title">
      <style:graphic-properties draw:auto-grow-height="true" fo:min-height="3.506cm"/>
    </style:style>
    <style:style style:name="pr2" style:family="presentation" style:parent-style-name="fresh-morning-subtitle">
      <style:graphic-properties draw:fill-color="#ffffff" draw:auto-grow-height="true" fo:min-height="8.348cm"/>
    </style:style>
    <style:style style:name="pr3" style:family="presentation" style:parent-style-name="fresh-morning-notes">
      <style:graphic-properties draw:fill-color="#ffffff" draw:auto-grow-height="true" fo:min-height="13.364cm"/>
    </style:style>
    <style:style style:name="pr4" style:family="presentation" style:parent-style-name="fresh-morning-outline1">
      <style:graphic-properties fo:min-height="12.1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-morning" presentation:presentation-page-layout-name="AL1T32" xml:id="id1" draw:id="id1">
        <office:forms form:automatic-focus="false" form:apply-design-mode="false"/>
        <draw:frame presentation:style-name="pr1" draw:text-style-name="P1" draw:layer="layout" svg:width="16.38cm" svg:height="3.506cm" svg:x="3.2cm" svg:y="5.937cm" presentation:class="title" presentation:user-transformed="true">
          <draw:text-box>
            <text:p><text:span text:style-name="T1">Tutor on Shift:</text:span></text:p>
          </draw:text-box>
        </draw:frame>
        <draw:frame presentation:style-name="pr2" draw:text-style-name="P2" draw:layer="layout" svg:width="10.892cm" svg:height="8.348cm" svg:x="17.2cm" svg:y="10.044cm" presentation:class="subtitle" presentation:user-transformed="true">
          <draw:text-box>
            <text:p><text:span text:style-name="T2">Josh</text:span></text:p>
            <text:p/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resh-morning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E/CS Tutoring Center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Please sign into the Tutoring Center upon entrance.</text:p>
              </text:list-item>
              <text:list-item>
                <text:p text:style-name="P3">Need help? Raise your hand to get a tutor’s attention.</text:p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ahoma1" svg:font-family="Tahoma" style:font-pitch="variable"/>
    <style:font-face style:name="方正明體" svg:font-family="方正明體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 PL ShanHeiSun Uni" svg:font-family="'AR PL ShanHeiSun Uni'" style:font-family-generic="system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axial" draw:start-color="#666699" draw:end-color="#333366" draw:start-intensity="100%" draw:end-intensity="100%" draw:angle="300" draw:border="10%"/>
    <draw:fill-image draw:name="Bitmape_20_1" draw:display-name="Bitmape 1" xlink:href="Pictures/100000000000050000000400990917C214012245.jpg" xlink:type="simple" xlink:show="embed" xlink:actuate="onLoad"/>
    <draw:fill-image draw:name="background" xlink:href="Pictures/100000000000071B00000506B89307C42E677B7B.jpg" xlink:type="simple" xlink:show="embed" xlink:actuate="onLoad"/>
    <draw:fill-image draw:name="freshmorning" xlink:href="Pictures/100000000000040000000300F7102A8F4DF10CCB.jpg" xlink:type="simple" xlink:show="embed" xlink:actuate="onLoad"/>
    <draw:fill-image draw:name="titan1" xlink:href="Pictures/100000000000032000000258AA2ED663D89EDA1F.png" xlink:type="simple" xlink:show="embed" xlink:actuate="onLoad"/>
    <draw:fill-image draw:name="typo3" xlink:href="Pictures/10000000000003200000025835033630EC80478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esh-morning-background" style:family="presentation">
      <style:graphic-properties draw:stroke="none" draw:fill="bitmap" draw:fill-image-name="freshmorning" draw:fill-image-width="100%" draw:fill-image-height="100%"/>
      <style:text-properties style:letter-kerning="true"/>
    </style:style>
    <style:style style:name="fresh-mornin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resh-morn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resh-morning-outline1" style:family="presentation">
      <style:graphic-properties draw:stroke="none" draw:fill="none">
        <text:list-style style:name="fresh-mor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fresh-morning-outline2" style:family="presentation" style:parent-style-name="fresh-mornin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resh-morning-outline3" style:family="presentation" style:parent-style-name="fresh-mornin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resh-morning-outline4" style:family="presentation" style:parent-style-name="fresh-mornin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resh-morning-outline5" style:family="presentation" style:parent-style-name="fresh-mornin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outline6" style:family="presentation" style:parent-style-name="fresh-mornin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outline7" style:family="presentation" style:parent-style-name="fresh-mornin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outline8" style:family="presentation" style:parent-style-name="fresh-mornin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outline9" style:family="presentation" style:parent-style-name="fresh-mornin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subtitle" style:family="presentation">
      <style:graphic-properties draw:stroke="none" draw:fill="none" draw:textarea-vertical-align="middle">
        <text:list-style style:name="fresh-morn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fresh-morning-title" style:family="presentation">
      <style:graphic-properties draw:stroke="none" draw:fill="none" draw:textarea-vertical-align="middle">
        <text:list-style style:name="fresh-morn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reshmorning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resh-morning-backgroundobjects">
      <style:graphic-properties draw:stroke="none" draw:fill="none" draw:fill-color="#ffffff" draw:auto-grow-height="false" fo:min-height="1.449cm"/>
    </style:style>
    <style:style style:name="Mpr8" style:family="presentation" style:parent-style-name="fresh-morni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fresh-morn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C78E0269CBC1EDA1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resh-morning" style:page-layout-name="PM1" draw:style-name="Mdp2">
      <office:forms form:automatic-focus="false" form:apply-design-mode="false"/>
      <draw:frame presentation:style-name="fresh-morning-title" draw:layer="backgroundobjects" svg:width="25.199cm" svg:height="3.506cm" svg:x="1.4cm" svg:y="0.837cm" presentation:class="title" presentation:placeholder="true">
        <draw:text-box/>
      </draw:frame>
      <draw:frame presentation:style-name="fresh-morning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resh-morning-title" draw:layer="backgroundobjects" svg:width="14.848cm" svg:height="11.136cm" svg:x="3.075cm" svg:y="2.257cm" presentation:class="page"/>
        <draw:frame presentation:style-name="fresh-morni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22:13.758140039</meta:creation-date>
    <dc:date>2019-10-29T18:47:25.073396063</dc:date>
    <meta:editing-duration>PT15M51S</meta:editing-duration>
    <meta:editing-cycles>4</meta:editing-cycles>
    <meta:generator>LibreOffice/5.1.6.2$Linux_X86_64 LibreOffice_project/10m0$Build-2</meta:generator>
    <meta:document-statistic meta:object-count="52"/>
  </office:meta>
</office:document-meta>
</file>